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NsText1" svg:font-family=".sfNsText"/>
    <style:font-face style:name=".sfNsText" svg:font-family=".sfNsText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solid" draw:fill-color="#f0f0f0"/>
    </style:style>
    <style:style style:name="gr3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35cm" svg:stroke-color="#000000" draw:stroke-linejoin="miter" svg:stroke-linecap="square" draw:fill="solid" draw:fill-color="#f0f0f0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9" style:family="graphic" style:parent-style-name="objectwithoutfill">
      <style:graphic-properties svg:stroke-color="#00ccff" draw:marker-end="" draw:fill="none" draw:textarea-vertical-align="middle"/>
    </style:style>
    <style:style style:name="gr10" style:family="graphic" style:parent-style-name="objectwithoutfill">
      <style:graphic-properties svg:stroke-color="#00ccff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ccff" draw:marker-end="Arrow" draw:fill="none" draw:textarea-vertical-align="middle"/>
    </style:style>
    <style:style style:name="gr14" style:family="graphic" style:parent-style-name="objectwithoutfill">
      <style:graphic-properties svg:stroke-color="#ff6600" draw:marker-end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0f0f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 style:font-name=".sfNsText1" fo:font-size="13pt" style:font-size-asian="13pt" style:font-name-complex=".sfNsText1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534cm" svg:height="6.551cm" draw:transform="skewX (3.77309601497515E-017) rotate (0.360585023462028) translate (22.277cm 14.846cm)" svg:viewBox="0 0 7535 6552" svg:d="M4786 6552c8279 0-4786-6552-4786-6552">
          <text:p/>
        </draw:path>
        <draw:path draw:style-name="gr1" draw:text-style-name="P1" draw:layer="layout" svg:width="11.233cm" svg:height="3.895cm" draw:transform="rotate (-3.03634929969454) translate (20.6542922669826cm 18.7206391626231cm)" svg:viewBox="0 0 11234 3896" svg:d="M0 3896c20561 1 6610-3896 6610-3896">
          <text:p/>
        </draw:path>
        <draw:polygon draw:style-name="gr2" draw:text-style-name="P2" draw:layer="layout" svg:width="1.411cm" svg:height="1.764cm" svg:x="17.33cm" svg:y="18.282cm" svg:viewBox="0 0 1412 1765" draw:points="706,0 1412,883 706,1765 0,883">
          <text:p/>
        </draw:polygon>
        <draw:polygon draw:style-name="gr3" draw:text-style-name="P3" draw:layer="layout" svg:width="1.411cm" svg:height="1.764cm" svg:x="17.33cm" svg:y="18.282cm" svg:viewBox="0 0 1412 1765" draw:points="706,0 1412,883 706,1765 0,883">
          <text:p/>
        </draw:polygon>
        <draw:polygon draw:style-name="gr2" draw:text-style-name="P2" draw:layer="layout" svg:width="2.117cm" svg:height="1.27cm" svg:x="26.89cm" svg:y="18.529cm" svg:viewBox="0 0 2118 1271" draw:points="2118,0 2118,1271 0,1271 354,636 0,0">
          <text:p/>
        </draw:polygon>
        <draw:polygon draw:style-name="gr3" draw:text-style-name="P3" draw:layer="layout" svg:width="2.117cm" svg:height="1.27cm" svg:x="26.89cm" svg:y="18.529cm" svg:viewBox="0 0 2118 1271" draw:points="2118,0 2118,1271 0,1271 354,636 0,0">
          <text:p/>
        </draw:polygon>
        <draw:polygon draw:style-name="gr2" draw:text-style-name="P2" draw:layer="layout" svg:width="2.116cm" svg:height="1.27cm" svg:x="14.12cm" svg:y="18.529cm" svg:viewBox="0 0 2117 1271" draw:points="0,0 0,1271 1764,1271 2117,636 1764,0">
          <text:p/>
        </draw:polygon>
        <draw:polygon draw:style-name="gr3" draw:text-style-name="P3" draw:layer="layout" svg:width="2.116cm" svg:height="1.27cm" svg:x="14.12cm" svg:y="18.529cm" svg:viewBox="0 0 2117 1271" draw:points="0,0 0,1271 1764,1271 2117,636 1764,0">
          <text:p/>
        </draw:polygon>
        <draw:line draw:style-name="gr4" draw:text-style-name="P3" draw:layer="layout" svg:x1="16.236cm" svg:y1="19.164cm" svg:x2="17.158cm" svg:y2="19.164cm">
          <text:p/>
        </draw:line>
        <draw:polygon draw:style-name="gr5" draw:text-style-name="P4" draw:layer="layout" svg:width="0.353cm" svg:height="0.247cm" svg:x="16.977cm" svg:y="19.04cm" svg:viewBox="0 0 354 248" draw:points="354,124 0,0 61,106 61,141 0,248">
          <text:p/>
        </draw:polygon>
        <draw:frame draw:style-name="gr6" draw:text-style-name="P6" draw:layer="layout" svg:width="2.093cm" svg:height="0.615cm" svg:x="16.96cm" svg:y="17.449cm">
          <draw:text-box>
            <text:p text:style-name="P5"><text:span text:style-name="T1">select app</text:span></text:p>
          </draw:text-box>
        </draw:frame>
        <draw:polygon draw:style-name="gr2" draw:text-style-name="P2" draw:layer="layout" svg:width="1.481cm" svg:height="0.847cm" svg:x="20.364cm" svg:y="17.329cm" svg:viewBox="0 0 1482 848" draw:points="0,848 1482,848 1482,0 0,0">
          <text:p/>
        </draw:polygon>
        <draw:polygon draw:style-name="gr3" draw:text-style-name="P3" draw:layer="layout" svg:width="1.481cm" svg:height="0.847cm" svg:x="20.364cm" svg:y="17.329cm" svg:viewBox="0 0 1482 848" draw:points="0,0 1482,0 1482,848 0,848">
          <text:p/>
        </draw:polygon>
        <draw:line draw:style-name="gr4" draw:text-style-name="P3" draw:layer="layout" svg:x1="19.87cm" svg:y1="17.329cm" svg:x2="20.364cm" svg:y2="17.329cm">
          <text:p/>
        </draw:line>
        <draw:line draw:style-name="gr4" draw:text-style-name="P3" draw:layer="layout" svg:x1="19.87cm" svg:y1="18.176cm" svg:x2="20.364cm" svg:y2="18.176cm">
          <text:p/>
        </draw:line>
        <draw:line draw:style-name="gr4" draw:text-style-name="P3" draw:layer="layout" svg:x1="20.858cm" svg:y1="18.176cm" svg:x2="20.858cm" svg:y2="17.329cm">
          <text:p/>
        </draw:line>
        <draw:line draw:style-name="gr4" draw:text-style-name="P3" draw:layer="layout" svg:x1="21.352cm" svg:y1="18.176cm" svg:x2="21.352cm" svg:y2="17.329cm">
          <text:p/>
        </draw:line>
        <draw:polygon draw:style-name="gr7" draw:text-style-name="P2" draw:layer="layout" svg:width="0.706cm" svg:height="0.423cm" svg:x="21.21cm" svg:y="16.624cm" svg:viewBox="0 0 707 424" draw:points="0,424 707,424 707,0 0,0">
          <text:p/>
        </draw:polygon>
        <draw:polygon draw:style-name="gr2" draw:text-style-name="P2" draw:layer="layout" svg:width="1.481cm" svg:height="0.846cm" svg:x="20.364cm" svg:y="20.152cm" svg:viewBox="0 0 1482 847" draw:points="0,847 1482,847 1482,0 0,0">
          <text:p/>
        </draw:polygon>
        <draw:polygon draw:style-name="gr3" draw:text-style-name="P3" draw:layer="layout" svg:width="1.481cm" svg:height="0.846cm" svg:x="20.364cm" svg:y="20.152cm" svg:viewBox="0 0 1482 847" draw:points="0,0 1482,0 1482,847 0,847">
          <text:p/>
        </draw:polygon>
        <draw:line draw:style-name="gr4" draw:text-style-name="P3" draw:layer="layout" svg:x1="19.87cm" svg:y1="20.152cm" svg:x2="20.364cm" svg:y2="20.152cm">
          <text:p/>
        </draw:line>
        <draw:line draw:style-name="gr4" draw:text-style-name="P3" draw:layer="layout" svg:x1="19.87cm" svg:y1="20.998cm" svg:x2="20.364cm" svg:y2="20.998cm">
          <text:p/>
        </draw:line>
        <draw:line draw:style-name="gr4" draw:text-style-name="P3" draw:layer="layout" svg:x1="20.858cm" svg:y1="20.998cm" svg:x2="20.858cm" svg:y2="20.152cm">
          <text:p/>
        </draw:line>
        <draw:line draw:style-name="gr4" draw:text-style-name="P3" draw:layer="layout" svg:x1="21.352cm" svg:y1="20.998cm" svg:x2="21.352cm" svg:y2="20.152cm">
          <text:p/>
        </draw:line>
        <draw:polygon draw:style-name="gr7" draw:text-style-name="P2" draw:layer="layout" svg:width="0.706cm" svg:height="0.423cm" svg:x="21.21cm" svg:y="19.446cm" svg:viewBox="0 0 707 424" draw:points="0,424 707,424 707,0 0,0">
          <text:p/>
        </draw:polygon>
        <draw:path draw:style-name="gr2" draw:text-style-name="P2" draw:layer="layout" svg:width="1.553cm" svg:height="1.552cm" svg:x="23.609cm" svg:y="16.977cm" svg:viewBox="0 0 1554 1553" svg:d="M1554 777c0-429-348-777-777-777s-777 348-777 777c0 428 348 776 777 776s777-348 777-776z">
          <text:p/>
        </draw:path>
        <draw:path draw:style-name="gr8" draw:text-style-name="P3" draw:layer="layout" svg:width="1.553cm" svg:height="1.552cm" svg:x="23.609cm" svg:y="16.977cm" svg:viewBox="0 0 1554 1553" svg:d="M1554 777c0-429-348-777-777-777s-777 348-777 777c0 428 348 776 777 776s777-348 777-776z">
          <text:p/>
        </draw:path>
        <draw:polygon draw:style-name="gr7" draw:text-style-name="P2" draw:layer="layout" svg:width="0.706cm" svg:height="0.423cm" svg:x="24.738cm" svg:y="16.624cm" svg:viewBox="0 0 707 424" draw:points="0,424 707,424 707,0 0,0">
          <text:p/>
        </draw:polygon>
        <draw:path draw:style-name="gr2" draw:text-style-name="P2" draw:layer="layout" svg:width="1.553cm" svg:height="1.552cm" svg:x="23.609cm" svg:y="19.799cm" svg:viewBox="0 0 1554 1553" svg:d="M1554 777c0-430-348-777-777-777s-777 347-777 777c0 428 348 776 777 776s777-348 777-776z">
          <text:p/>
        </draw:path>
        <draw:path draw:style-name="gr8" draw:text-style-name="P3" draw:layer="layout" svg:width="1.553cm" svg:height="1.552cm" svg:x="23.609cm" svg:y="19.799cm" svg:viewBox="0 0 1554 1553" svg:d="M1554 777c0-430-348-777-777-777s-777 347-777 777c0 428 348 776 777 776s777-348 777-776z">
          <text:p/>
        </draw:path>
        <draw:polygon draw:style-name="gr7" draw:text-style-name="P2" draw:layer="layout" svg:width="0.706cm" svg:height="0.423cm" svg:x="24.738cm" svg:y="19.446cm" svg:viewBox="0 0 707 424" draw:points="0,424 707,424 707,0 0,0">
          <text:p/>
        </draw:polygon>
        <draw:line draw:style-name="gr4" draw:text-style-name="P3" draw:layer="layout" svg:x1="18.741cm" svg:y1="19.165cm" svg:x2="19.764cm" svg:y2="17.886cm">
          <text:p/>
        </draw:line>
        <draw:polygon draw:style-name="gr5" draw:text-style-name="P4" draw:layer="layout" svg:width="0.317cm" svg:height="0.352cm" svg:x="19.553cm" svg:y="17.753cm" svg:viewBox="0 0 318 353" draw:points="318,0 0,198 121,217 149,239 194,353">
          <text:p/>
        </draw:polygon>
        <draw:line draw:style-name="gr4" draw:text-style-name="P3" draw:layer="layout" svg:x1="18.741cm" svg:y1="19.164cm" svg:x2="19.764cm" svg:y2="20.442cm">
          <text:p/>
        </draw:line>
        <draw:polygon draw:style-name="gr5" draw:text-style-name="P4" draw:layer="layout" svg:width="0.317cm" svg:height="0.353cm" svg:x="19.553cm" svg:y="20.222cm" svg:viewBox="0 0 318 354" draw:points="318,354 194,0 149,114 121,136 0,155">
          <text:p/>
        </draw:polygon>
        <draw:line draw:style-name="gr4" draw:text-style-name="P3" draw:layer="layout" svg:x1="21.845cm" svg:y1="20.575cm" svg:x2="23.438cm" svg:y2="20.575cm">
          <text:p/>
        </draw:line>
        <draw:polygon draw:style-name="gr5" draw:text-style-name="P4" draw:layer="layout" svg:width="0.353cm" svg:height="0.247cm" svg:x="23.256cm" svg:y="20.451cm" svg:viewBox="0 0 354 248" draw:points="354,125 0,0 61,107 61,142 0,248">
          <text:p/>
        </draw:polygon>
        <draw:line draw:style-name="gr4" draw:text-style-name="P3" draw:layer="layout" svg:x1="21.845cm" svg:y1="17.753cm" svg:x2="23.438cm" svg:y2="17.753cm">
          <text:p/>
        </draw:line>
        <draw:polygon draw:style-name="gr5" draw:text-style-name="P4" draw:layer="layout" svg:width="0.353cm" svg:height="0.247cm" svg:x="23.256cm" svg:y="17.629cm" svg:viewBox="0 0 354 248" draw:points="354,124 0,0 61,106 61,141 0,248">
          <text:p/>
        </draw:polygon>
        <draw:line draw:style-name="gr4" draw:text-style-name="P3" draw:layer="layout" svg:x1="25.162cm" svg:y1="17.753cm" svg:x2="27.102cm" svg:y2="19.069cm">
          <text:p/>
        </draw:line>
        <draw:polygon draw:style-name="gr5" draw:text-style-name="P4" draw:layer="layout" svg:width="0.361cm" svg:height="0.3cm" svg:x="26.882cm" svg:y="18.864cm" svg:viewBox="0 0 362 301" draw:points="362,301 139,0 130,122 110,151 0,205">
          <text:p/>
        </draw:polygon>
        <draw:line draw:style-name="gr4" draw:text-style-name="P3" draw:layer="layout" svg:x1="25.162cm" svg:y1="20.576cm" svg:x2="27.102cm" svg:y2="19.26cm">
          <text:p/>
        </draw:line>
        <draw:polygon draw:style-name="gr5" draw:text-style-name="P4" draw:layer="layout" svg:width="0.361cm" svg:height="0.3cm" svg:x="26.882cm" svg:y="19.164cm" svg:viewBox="0 0 362 301" draw:points="362,0 0,96 110,150 130,179 139,301">
          <text:p/>
        </draw:polygon>
        <draw:frame draw:style-name="gr6" draw:text-style-name="P6" draw:layer="layout" svg:width="1.865cm" svg:height="0.615cm" svg:x="19.882cm" svg:y="18.331cm">
          <draw:text-box>
            <text:p text:style-name="P5"><text:span text:style-name="T1">parallel 1</text:span></text:p>
          </draw:text-box>
        </draw:frame>
        <draw:frame draw:style-name="gr6" draw:text-style-name="P6" draw:layer="layout" svg:width="1.865cm" svg:height="0.615cm" svg:x="19.882cm" svg:y="21.153cm">
          <draw:text-box>
            <text:p text:style-name="P5"><text:span text:style-name="T1">parallel 3</text:span></text:p>
          </draw:text-box>
        </draw:frame>
        <draw:frame draw:style-name="gr6" draw:text-style-name="P6" draw:layer="layout" svg:width="1.865cm" svg:height="0.615cm" svg:x="23.485cm" svg:y="21.43cm">
          <draw:text-box>
            <text:p text:style-name="P5"><text:span text:style-name="T1">heavy eo</text:span></text:p>
          </draw:text-box>
        </draw:frame>
        <draw:frame draw:style-name="gr6" draw:text-style-name="P6" draw:layer="layout" svg:width="1.479cm" svg:height="0.615cm" svg:x="23.585cm" svg:y="18.508cm">
          <draw:text-box>
            <text:p text:style-name="P5"><text:span text:style-name="T1">light eo</text:span></text:p>
          </draw:text-box>
        </draw:frame>
        <draw:polygon draw:style-name="gr2" draw:text-style-name="P2" draw:layer="layout" svg:width="2.117cm" svg:height="1.27cm" svg:x="11.482cm" svg:y="13.687cm" svg:viewBox="0 0 2118 1271" draw:points="0,0 0,1271 1765,1271 2118,636 1765,0">
          <text:p/>
        </draw:polygon>
        <draw:polygon draw:style-name="gr3" draw:text-style-name="P3" draw:layer="layout" svg:width="2.117cm" svg:height="1.27cm" svg:x="11.482cm" svg:y="13.687cm" svg:viewBox="0 0 2118 1271" draw:points="0,0 0,1271 1765,1271 2118,636 1765,0">
          <text:p/>
        </draw:polygon>
        <draw:polygon draw:style-name="gr2" draw:text-style-name="P2" draw:layer="layout" svg:width="2.116cm" svg:height="1.27cm" svg:x="27.005cm" svg:y="13.687cm" svg:viewBox="0 0 2117 1271" draw:points="2117,0 2117,1271 0,1271 353,636 0,0">
          <text:p/>
        </draw:polygon>
        <draw:polygon draw:style-name="gr3" draw:text-style-name="P3" draw:layer="layout" svg:width="2.116cm" svg:height="1.27cm" svg:x="27.005cm" svg:y="13.687cm" svg:viewBox="0 0 2117 1271" draw:points="2117,0 2117,1271 0,1271 353,636 0,0">
          <text:p/>
        </draw:polygon>
        <draw:polygon draw:style-name="gr2" draw:text-style-name="P2" draw:layer="layout" svg:width="1.764cm" svg:height="1.059cm" svg:x="14.834cm" svg:y="13.793cm" svg:viewBox="0 0 1765 1060" draw:points="0,0 706,0 883,177 1059,0 1765,0 1765,1060 1059,1060 883,882 706,1060 0,1060">
          <text:p/>
        </draw:polygon>
        <draw:polygon draw:style-name="gr3" draw:text-style-name="P3" draw:layer="layout" svg:width="1.764cm" svg:height="1.059cm" svg:x="14.834cm" svg:y="13.793cm" svg:viewBox="0 0 1765 1060" draw:points="0,0 706,0 883,177 1059,0 1765,0 1765,1060 1059,1060 883,882 706,1060 0,1060">
          <text:p/>
        </draw:polygon>
        <draw:polygon draw:style-name="gr2" draw:text-style-name="P2" draw:layer="layout" svg:width="1.764cm" svg:height="1.059cm" svg:x="20.478cm" svg:y="13.793cm" svg:viewBox="0 0 1765 1060" draw:points="0,0 707,0 883,177 1060,0 1765,0 1765,1060 1060,1060 883,882 707,1060 0,1060">
          <text:p/>
        </draw:polygon>
        <draw:polygon draw:style-name="gr3" draw:text-style-name="P3" draw:layer="layout" svg:width="1.764cm" svg:height="1.059cm" svg:x="20.478cm" svg:y="13.793cm" svg:viewBox="0 0 1765 1060" draw:points="0,0 707,0 883,177 1060,0 1765,0 1765,1060 1060,1060 883,882 707,1060 0,1060">
          <text:p/>
        </draw:polygon>
        <draw:polygon draw:style-name="gr2" draw:text-style-name="P2" draw:layer="layout" svg:width="1.764cm" svg:height="1.059cm" svg:x="24.006cm" svg:y="13.793cm" svg:viewBox="0 0 1765 1060" draw:points="0,0 707,0 883,177 1059,0 1765,0 1765,1060 1059,1060 883,882 707,1060 0,1060">
          <text:p/>
        </draw:polygon>
        <draw:polygon draw:style-name="gr3" draw:text-style-name="P3" draw:layer="layout" svg:width="1.764cm" svg:height="1.059cm" svg:x="24.006cm" svg:y="13.793cm" svg:viewBox="0 0 1765 1060" draw:points="0,0 707,0 883,177 1059,0 1765,0 1765,1060 1059,1060 883,882 707,1060 0,1060">
          <text:p/>
        </draw:polygon>
        <draw:polygon draw:style-name="gr2" draw:text-style-name="P2" draw:layer="layout" svg:width="1.412cm" svg:height="1.764cm" svg:x="17.832cm" svg:y="13.44cm" svg:viewBox="0 0 1413 1765" draw:points="707,0 1413,883 707,1765 0,883">
          <text:p/>
        </draw:polygon>
        <draw:polygon draw:style-name="gr3" draw:text-style-name="P3" draw:layer="layout" svg:width="1.412cm" svg:height="1.764cm" svg:x="17.832cm" svg:y="13.44cm" svg:viewBox="0 0 1413 1765" draw:points="707,0 1413,883 707,1765 0,883">
          <text:p/>
        </draw:polygon>
        <draw:line draw:style-name="gr4" draw:text-style-name="P3" draw:layer="layout" svg:x1="22.242cm" svg:y1="14.322cm" svg:x2="23.835cm" svg:y2="14.322cm">
          <text:p/>
        </draw:line>
        <draw:polygon draw:style-name="gr5" draw:text-style-name="P4" draw:layer="layout" svg:width="0.353cm" svg:height="0.247cm" svg:x="23.653cm" svg:y="14.199cm" svg:viewBox="0 0 354 248" draw:points="354,124 0,0 61,107 61,142 0,248">
          <text:p/>
        </draw:polygon>
        <draw:line draw:style-name="gr4" draw:text-style-name="P3" draw:layer="layout" svg:x1="16.598cm" svg:y1="14.322cm" svg:x2="17.661cm" svg:y2="14.322cm">
          <text:p/>
        </draw:line>
        <draw:polygon draw:style-name="gr5" draw:text-style-name="P4" draw:layer="layout" svg:width="0.352cm" svg:height="0.247cm" svg:x="17.48cm" svg:y="14.199cm" svg:viewBox="0 0 353 248" draw:points="353,124 0,0 60,107 60,142 0,248">
          <text:p/>
        </draw:polygon>
        <draw:line draw:style-name="gr4" draw:text-style-name="P3" draw:layer="layout" svg:x1="19.244cm" svg:y1="14.322cm" svg:x2="20.307cm" svg:y2="14.322cm">
          <text:p/>
        </draw:line>
        <draw:polygon draw:style-name="gr5" draw:text-style-name="P4" draw:layer="layout" svg:width="0.353cm" svg:height="0.247cm" svg:x="20.125cm" svg:y="14.199cm" svg:viewBox="0 0 354 248" draw:points="354,124 0,0 61,107 61,142 0,248">
          <text:p/>
        </draw:polygon>
        <draw:frame draw:style-name="gr6" draw:text-style-name="P6" draw:layer="layout" svg:width="0.967cm" svg:height="0.615cm" svg:x="27.651cm" svg:y="13.619cm">
          <draw:text-box>
            <text:p text:style-name="P5"><text:span text:style-name="T1">OUT</text:span></text:p>
          </draw:text-box>
        </draw:frame>
        <draw:frame draw:style-name="gr6" draw:text-style-name="P6" draw:layer="layout" svg:width="0.459cm" svg:height="0.615cm" svg:x="12.113cm" svg:y="13.719cm">
          <draw:text-box>
            <text:p text:style-name="P5"><text:span text:style-name="T1">IN</text:span></text:p>
          </draw:text-box>
        </draw:frame>
        <draw:frame draw:style-name="gr6" draw:text-style-name="P6" draw:layer="layout" svg:width="2.55cm" svg:height="0.615cm" svg:x="14.465cm" svg:y="13.037cm">
          <draw:text-box>
            <text:p text:style-name="P5"><text:span text:style-name="T1">Packet Input</text:span></text:p>
          </draw:text-box>
        </draw:frame>
        <draw:frame draw:style-name="gr6" draw:text-style-name="P6" draw:layer="layout" svg:width="7.118cm" svg:height="0.615cm" svg:x="19.258cm" svg:y="13.037cm">
          <draw:text-box>
            <text:p text:style-name="P5"><text:span text:style-name="T1">Packet Process <text:s text:c="7"/>Packet Output</text:span></text:p>
          </draw:text-box>
        </draw:frame>
        <draw:line draw:style-name="gr4" draw:text-style-name="P3" draw:layer="layout" svg:x1="25.77cm" svg:y1="14.322cm" svg:x2="27.186cm" svg:y2="14.322cm">
          <text:p/>
        </draw:line>
        <draw:polygon draw:style-name="gr5" draw:text-style-name="P4" draw:layer="layout" svg:width="0.352cm" svg:height="0.247cm" svg:x="27.005cm" svg:y="14.199cm" svg:viewBox="0 0 353 248" draw:points="353,124 0,0 60,107 60,142 0,248">
          <text:p/>
        </draw:polygon>
        <draw:line draw:style-name="gr4" draw:text-style-name="P3" draw:layer="layout" svg:x1="13.599cm" svg:y1="14.322cm" svg:x2="14.662cm" svg:y2="14.322cm">
          <text:p/>
        </draw:line>
        <draw:polygon draw:style-name="gr5" draw:text-style-name="P4" draw:layer="layout" svg:width="0.353cm" svg:height="0.247cm" svg:x="14.481cm" svg:y="14.199cm" svg:viewBox="0 0 354 248" draw:points="354,124 0,0 60,107 60,142 0,248">
          <text:p/>
        </draw:polygon>
        <draw:polyline draw:style-name="gr4" draw:text-style-name="P3" draw:layer="layout" svg:width="7.942cm" svg:height="1.412cm" svg:x="19.244cm" svg:y="14.322cm" svg:viewBox="0 0 7943 1413" draw:points="0,0 0,1413 7056,1413 7056,0 7943,0">
          <text:p/>
        </draw:polyline>
        <draw:polygon draw:style-name="gr5" draw:text-style-name="P4" draw:layer="layout" svg:width="0.352cm" svg:height="0.247cm" svg:x="27.005cm" svg:y="14.199cm" svg:viewBox="0 0 353 248" draw:points="353,124 0,0 60,107 60,142 0,248">
          <text:p/>
        </draw:polygon>
        <draw:line draw:style-name="gr4" draw:text-style-name="P3" draw:layer="layout" svg:x1="26.653cm" svg:y1="14.322cm" svg:x2="26.637cm" svg:y2="14.923cm">
          <text:p/>
        </draw:line>
        <draw:polygon draw:style-name="gr5" draw:text-style-name="P4" draw:layer="layout" svg:width="0.247cm" svg:height="0.197cm" svg:x="26.513cm" svg:y="14.831cm" svg:viewBox="0 0 248 198" draw:points="121,198 248,95 144,1 108,0 0,89">
          <text:p/>
        </draw:polygon>
        <draw:line draw:style-name="gr4" draw:text-style-name="P3" draw:layer="layout" svg:x1="14.128cm" svg:y1="14.322cm" svg:x2="14.128cm" svg:y2="14.922cm">
          <text:p/>
        </draw:line>
        <draw:polygon draw:style-name="gr5" draw:text-style-name="P4" draw:layer="layout" svg:width="0.247cm" svg:height="0.197cm" svg:x="14.005cm" svg:y="14.831cm" svg:viewBox="0 0 248 198" draw:points="123,198 248,92 141,0 106,0 0,92">
          <text:p/>
        </draw:polygon>
        <draw:frame draw:style-name="gr6" draw:text-style-name="P6" draw:layer="layout" svg:width="1.175cm" svg:height="0.615cm" svg:x="17.851cm" svg:y="12.684cm">
          <draw:text-box>
            <text:p text:style-name="P5"><text:span text:style-name="T1">drop?</text:span></text:p>
          </draw:text-box>
        </draw:frame>
        <draw:frame draw:style-name="gr6" draw:text-style-name="P6" draw:layer="layout" svg:width="1.657cm" svg:height="0.615cm" svg:x="14.228cm" svg:y="15.677cm">
          <draw:text-box>
            <text:p text:style-name="P5"><text:span text:style-name="T1">in probe</text:span></text:p>
          </draw:text-box>
        </draw:frame>
        <draw:frame draw:style-name="gr6" draw:text-style-name="P6" draw:layer="layout" svg:width="1.941cm" svg:height="0.615cm" svg:x="25.396cm" svg:y="15.777cm">
          <draw:text-box>
            <text:p text:style-name="P5"><text:span text:style-name="T1">out probe</text:span></text:p>
          </draw:text-box>
        </draw:frame>
        <draw:polygon draw:style-name="gr7" draw:text-style-name="P2" draw:layer="layout" svg:width="3.034cm" svg:height="1.059cm" svg:x="19.152cm" svg:y="5.615cm" svg:viewBox="0 0 3035 1060" draw:points="0,1060 3035,1060 3035,0 0,0">
          <text:p/>
        </draw:polygon>
        <draw:polygon draw:style-name="gr7" draw:text-style-name="P2" draw:layer="layout" svg:width="3.034cm" svg:height="1.058cm" svg:x="15.625cm" svg:y="9.143cm" svg:viewBox="0 0 3035 1059" draw:points="0,1059 3035,1059 3035,0 0,0">
          <text:p/>
        </draw:polygon>
        <draw:polygon draw:style-name="gr7" draw:text-style-name="P2" draw:layer="layout" svg:width="3.034cm" svg:height="1.058cm" svg:x="22.857cm" svg:y="9.143cm" svg:viewBox="0 0 3035 1059" draw:points="0,1059 3035,1059 3035,0 0,0">
          <text:p/>
        </draw:polygon>
        <draw:line draw:style-name="gr4" draw:text-style-name="P3" draw:layer="layout" svg:x1="20.67cm" svg:y1="6.674cm" svg:x2="17.282cm" svg:y2="9.046cm">
          <text:p/>
        </draw:line>
        <draw:polygon draw:style-name="gr5" draw:text-style-name="P4" draw:layer="layout" svg:width="0.359cm" svg:height="0.303cm" svg:x="17.142cm" svg:y="8.84cm" svg:viewBox="0 0 360 304" draw:points="0,304 360,203 249,151 229,121 218,0">
          <text:p/>
        </draw:polygon>
        <draw:line draw:style-name="gr4" draw:text-style-name="P3" draw:layer="layout" svg:x1="20.669cm" svg:y1="6.674cm" svg:x2="24.232cm" svg:y2="9.049cm">
          <text:p/>
        </draw:line>
        <draw:polygon draw:style-name="gr5" draw:text-style-name="P4" draw:layer="layout" svg:width="0.363cm" svg:height="0.298cm" svg:x="24.011cm" svg:y="8.845cm" svg:viewBox="0 0 364 299" draw:points="364,299 138,0 129,122 110,152 0,206">
          <text:p/>
        </draw:polygon>
        <draw:frame draw:style-name="gr6" draw:text-style-name="P6" draw:layer="layout" svg:width="4.972cm" svg:height="0.615cm" svg:x="18.508cm" svg:y="4.683cm">
          <draw:text-box>
            <text:p text:style-name="P5"><text:span text:style-name="T1">TRAFFIC GENERATOR</text:span></text:p>
          </draw:text-box>
        </draw:frame>
        <draw:frame draw:style-name="gr6" draw:text-style-name="P6" draw:layer="layout" svg:width="3.317cm" svg:height="0.615cm" svg:x="22.31cm" svg:y="10.327cm">
          <draw:text-box>
            <text:p text:style-name="P5"><text:span text:style-name="T1">Stream 2 [512B]</text:span></text:p>
          </draw:text-box>
        </draw:frame>
        <draw:path draw:style-name="gr1" draw:text-style-name="P1" draw:layer="layout" svg:width="8.142cm" svg:height="4.427cm" draw:transform="rotate (-3.04280701792691) translate (17.0576956501044cm 14.0422500503044cm)" svg:viewBox="0 0 8143 4428" svg:d="M0 4428c14166 0 5544-4428 5544-4428">
          <text:p/>
        </draw:path>
        <draw:frame draw:style-name="gr6" draw:text-style-name="P6" draw:layer="layout" svg:width="3.317cm" svg:height="0.615cm" svg:x="15.078cm" svg:y="10.327cm">
          <draw:text-box>
            <text:p text:style-name="P5"><text:span text:style-name="T1">Stream 1 [512B]</text:span></text:p>
          </draw:text-box>
        </draw:frame>
        <draw:path draw:style-name="gr9" draw:text-style-name="P1" draw:layer="layout" svg:width="14.573cm" svg:height="4.44cm" draw:transform="skewX (-2.87779242857714E-017) rotate (-0.150098315671512) translate (14.110109980916cm 7.91177738850489cm)" svg:viewBox="0 0 14574 4441" svg:d="M11531 0c11046-1-11531 4441-11531 4441">
          <text:p/>
        </draw:path>
        <draw:path draw:style-name="gr10" draw:text-style-name="P1" draw:layer="layout" svg:width="3.433cm" svg:height="1.841cm" draw:transform="rotate (-3.05676965194287) translate (13.7290381202915cm 14.138159205104cm)" svg:viewBox="0 0 3434 1842" svg:d="M0 1842c5991-1 2323-1842 2323-1842">
          <text:p/>
        </draw:path>
        <draw:line draw:style-name="gr11" draw:text-style-name="P1" draw:layer="layout" svg:x1="11.541cm" svg:y1="14.462cm" svg:x2="20.431cm" svg:y2="14.462cm">
          <text:p/>
        </draw:line>
        <draw:line draw:style-name="gr12" draw:text-style-name="P1" draw:layer="layout" svg:x1="11.541cm" svg:y1="14.335cm" svg:x2="20.431cm" svg:y2="14.335cm">
          <text:p/>
        </draw:line>
        <draw:path draw:style-name="gr10" draw:text-style-name="P1" draw:layer="layout" svg:width="11.197cm" svg:height="3.653cm" draw:transform="rotate (-3.03634929969454) translate (20.6288212151828cm 18.349512850748cm)" svg:viewBox="0 0 11198 3654" svg:d="M0 3654c20561 1 6516-3654 6516-3654">
          <text:p/>
        </draw:path>
        <draw:path draw:style-name="gr10" draw:text-style-name="P1" draw:layer="layout" svg:width="7.422cm" svg:height="6.369cm" draw:transform="rotate (0.360585023462028) translate (22.463cm 14.716cm)" svg:viewBox="0 0 7423 6370" svg:d="M4656 6370c8279 1-4656-6370-4656-6370">
          <text:p/>
        </draw:path>
        <draw:polyline draw:style-name="gr13" draw:text-style-name="P1" draw:layer="layout" svg:width="14.858cm" svg:height="1.396cm" svg:x="14.208cm" svg:y="17.637cm" svg:viewBox="0 0 14859 1397" draw:points="0,1397 4445,1397 5588,0 10922,0 13208,1397 14859,1397">
          <text:p/>
        </draw:polyline>
        <draw:polyline draw:style-name="gr14" draw:text-style-name="P1" draw:layer="layout" svg:width="14.858cm" svg:height="1.396cm" draw:transform="rotate (-3.14159265358979) translate (29.067cm 20.685cm)" svg:viewBox="0 0 14859 1397" draw:points="14859,1397 10414,1397 9271,0 3937,0 1651,1397 0,1397">
          <text:p/>
        </draw:polyline>
        <draw:line draw:style-name="gr11" draw:text-style-name="P1" draw:layer="layout" svg:x1="22.209cm" svg:y1="14.335cm" svg:x2="31.099cm" svg:y2="14.335cm">
          <text:p/>
        </draw:line>
        <draw:line draw:style-name="gr12" draw:text-style-name="P1" draw:layer="layout" svg:x1="22.209cm" svg:y1="14.208cm" svg:x2="31.099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NsText1" svg:font-family=".sfNsText"/>
    <style:font-face style:name=".sfNsText" svg:font-family=".sfNsText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quare_20_45" draw:display-name="Square 45" svg:viewBox="0 0 1131 1131" svg:d="M0 564l564 567 567-567-567-564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66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76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ff6600" draw:marker-start-width="0.356cm" draw:marker-end="Arrow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5:52:42.341607707</meta:creation-date>
    <dc:date>2016-04-23T13:06:53.418758000</dc:date>
    <meta:editing-duration>P1DT1H9M58S</meta:editing-duration>
    <meta:editing-cycles>34</meta:editing-cycles>
    <meta:generator>LibreOffice/5.1.1.3$MacOSX_X86_64 LibreOffice_project/89f508ef3ecebd2cfb8e1def0f0ba9a803b88a6d</meta:generator>
    <meta:document-statistic meta:object-count="103"/>
  </office:meta>
</office:document-meta>
</file>